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6E00000409944872B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Nimbus Roman" svg:font-family="'Nimbus Roman'" style:font-pitch="variable"/>
    <style:font-face style:name="Noto Sans" svg:font-family="'Noto Sans'" style:font-family-generic="swiss" style:font-pitch="variable"/>
    <style:font-face style:name="Noto Sans Devanagari" svg:font-family="'Noto Sans Devanagari'" style:font-family-generic="modern" style:font-pitch="fixed"/>
    <style:font-face style:name="Noto Sans Devanagari1" svg:font-family="'Noto Sans Devanagari'" style:font-family-generic="swiss"/>
    <style:font-face style:name="Noto Sans Devanagari2" svg:font-family="'Noto Sans Devanagari'" style:font-family-generic="system" style:font-pitch="variable"/>
    <style:font-face style:name="Noto Sans Mono" svg:font-family="'Noto Sans Mono'" style:font-family-generic="modern" style:font-pitch="fixed"/>
    <style:font-face style:name="Noto Sans Mono CJK SC" svg:font-family="'Noto Sans Mono CJK SC'" style:font-family-generic="modern" style:font-pitch="fixed"/>
    <style:font-face style:name="Noto Sans1" svg:font-family="'Noto Sans'"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style:font-name="Nimbus Roman" fo:font-size="12pt" fo:font-weight="normal" officeooo:rsid="0029d070" officeooo:paragraph-rsid="0029d070" style:font-size-asian="12pt" style:font-weight-asian="normal" style:font-size-complex="12pt" style:font-weight-complex="normal"/>
    </style:style>
    <style:style style:name="P2" style:family="paragraph" style:parent-style-name="Standard">
      <style:paragraph-properties fo:text-align="center" style:justify-single-word="false"/>
      <style:text-properties style:font-name="Nimbus Roman" fo:font-size="12pt" fo:font-weight="normal" officeooo:rsid="0024f8fd" officeooo:paragraph-rsid="0024f8fd"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font-name="Nimbus Roman" fo:font-size="12pt" fo:font-weight="normal" officeooo:rsid="0024f8fd" officeooo:paragraph-rsid="0029d070"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Nimbus Roman" fo:font-size="12pt" fo:font-weight="bold" officeooo:rsid="0029d070" officeooo:paragraph-rsid="0029d070" style:font-size-asian="12pt" style:font-weight-asian="bold" style:font-size-complex="12pt" style:font-weight-complex="bold"/>
    </style:style>
    <style:style style:name="P5" style:family="paragraph" style:parent-style-name="Standard">
      <style:paragraph-properties fo:text-align="start" style:justify-single-word="false"/>
      <style:text-properties style:font-name="Nimbus Roman" fo:font-size="12pt" fo:font-weight="normal" officeooo:rsid="0029d070" officeooo:paragraph-rsid="0029d070" style:font-size-asian="12pt" style:font-weight-asian="normal" style:font-size-complex="12pt" style:font-weight-complex="normal"/>
    </style:style>
    <style:style style:name="P6" style:family="paragraph" style:parent-style-name="Standard">
      <style:paragraph-properties fo:text-align="start" style:justify-single-word="false"/>
      <style:text-properties officeooo:rsid="002cad15" officeooo:paragraph-rsid="0029d070"/>
    </style:style>
    <style:style style:name="P7" style:family="paragraph" style:parent-style-name="Text_20_body">
      <style:text-properties style:font-name="Nimbus Roman" fo:font-size="12pt" fo:font-weight="normal" style:font-size-asian="12pt" style:font-weight-asian="normal" style:font-size-complex="12pt" style:font-weight-complex="normal"/>
    </style:style>
    <style:style style:name="P8" style:family="paragraph" style:parent-style-name="Text_20_body" style:list-style-name="L1">
      <style:paragraph-properties fo:margin-top="0in" fo:margin-bottom="0in" style:contextual-spacing="false"/>
    </style:style>
    <style:style style:name="P9" style:family="paragraph" style:parent-style-name="Text_20_body" style:list-style-name="L1"/>
    <style:style style:name="P10" style:family="paragraph" style:parent-style-name="Text_20_body">
      <style:text-properties style:font-name="Nimbus Roman" fo:font-size="12pt" fo:font-weight="normal" officeooo:rsid="004a53e9" officeooo:paragraph-rsid="004a53e9" style:font-size-asian="12pt" style:font-weight-asian="normal" style:font-size-complex="12pt" style:font-weight-complex="normal"/>
    </style:style>
    <style:style style:name="P11" style:family="paragraph" style:parent-style-name="Text_20_body">
      <style:paragraph-properties fo:text-align="center" style:justify-single-word="false"/>
      <style:text-properties style:font-name="Nimbus Roman" fo:font-size="12pt" fo:font-weight="bold" officeooo:rsid="004f3dc2" officeooo:paragraph-rsid="004f3dc2" style:font-size-asian="12pt" style:font-weight-asian="bold" style:font-size-complex="12pt" style:font-weight-complex="bold"/>
    </style:style>
    <style:style style:name="P12" style:family="paragraph" style:parent-style-name="Heading_20_3">
      <style:text-properties officeooo:rsid="004a53e9" officeooo:paragraph-rsid="004a53e9"/>
    </style:style>
    <style:style style:name="P13" style:family="paragraph" style:parent-style-name="Heading_20_4">
      <style:text-properties style:font-name="Nimbus Roman" fo:font-size="12pt" fo:font-weight="normal" style:font-size-asian="12pt" style:font-weight-asian="normal" style:font-size-complex="12pt" style:font-weight-complex="normal"/>
    </style:style>
    <style:style style:name="P14" style:family="paragraph" style:parent-style-name="Heading_20_3">
      <style:paragraph-properties fo:keep-with-next="always"/>
      <style:text-properties officeooo:paragraph-rsid="004a53e9"/>
    </style:style>
    <style:style style:name="P15" style:family="paragraph" style:parent-style-name="Text_20_body">
      <style:text-properties style:font-name="Nimbus Roman" fo:font-size="12pt" fo:font-weight="normal" officeooo:rsid="004f3dc2" officeooo:paragraph-rsid="004f3dc2" style:font-size-asian="12pt" style:font-weight-asian="normal" style:font-size-complex="12pt" style:font-weight-complex="normal"/>
    </style:style>
    <style:style style:name="P16" style:family="paragraph" style:parent-style-name="Heading_20_4">
      <style:text-properties style:font-name="Nimbus Roman" fo:font-size="12pt" fo:font-style="normal" fo:font-weight="normal" style:font-size-asian="12pt" style:font-style-asian="normal" style:font-weight-asian="normal" style:font-size-complex="12pt" style:font-style-complex="normal" style:font-weight-complex="normal"/>
    </style:style>
    <style:style style:name="P17" style:family="paragraph" style:parent-style-name="Text_20_body">
      <style:text-properties style:font-name="Nimbus Roman" fo:font-size="12pt" fo:font-weight="normal" officeooo:paragraph-rsid="00520229" style:font-size-asian="12pt" style:font-weight-asian="normal" style:font-size-complex="12pt" style:font-weight-complex="normal"/>
    </style:style>
    <style:style style:name="P18" style:family="paragraph" style:parent-style-name="Text_20_body">
      <style:text-properties style:font-name="Nimbus Roman" fo:font-size="12pt" fo:font-weight="normal" officeooo:rsid="0054219b" officeooo:paragraph-rsid="00520229" style:font-size-asian="12pt" style:font-weight-asian="normal" style:font-size-complex="12pt" style:font-weight-complex="normal"/>
    </style:style>
    <style:style style:name="P19" style:family="paragraph" style:parent-style-name="Text_20_body">
      <style:text-properties style:font-name="Nimbus Roman" fo:font-size="12pt" fo:font-weight="bold" officeooo:rsid="0054219b" officeooo:paragraph-rsid="0054219b" style:font-size-asian="12pt" style:font-weight-asian="bold" style:font-size-complex="12pt" style:font-weight-complex="bold"/>
    </style:style>
    <style:style style:name="P20" style:family="paragraph" style:parent-style-name="Text_20_body">
      <style:text-properties style:font-name="Nimbus Roman" fo:font-size="12pt" fo:font-weight="normal" officeooo:rsid="0054219b" officeooo:paragraph-rsid="0054219b" style:font-size-asian="12pt" style:font-weight-asian="normal" style:font-size-complex="12pt" style:font-weight-complex="normal"/>
    </style:style>
    <style:style style:name="P21" style:family="paragraph" style:parent-style-name="Text_20_body">
      <style:text-properties style:font-name="Nimbus Roman" fo:font-size="12pt" fo:font-weight="bold" officeooo:rsid="0056ae61" officeooo:paragraph-rsid="0056ae61" style:font-size-asian="12pt" style:font-weight-asian="bold" style:font-size-complex="12pt" style:font-weight-complex="bold"/>
    </style:style>
    <style:style style:name="P22" style:family="paragraph" style:parent-style-name="Text_20_body">
      <style:text-properties style:font-name="Nimbus Roman" fo:font-size="12pt" fo:font-weight="normal" officeooo:rsid="0056ae61" officeooo:paragraph-rsid="0056ae61" style:font-size-asian="12pt" style:font-weight-asian="normal" style:font-size-complex="12pt" style:font-weight-complex="normal"/>
    </style:style>
    <style:style style:name="T1" style:family="text">
      <style:text-properties officeooo:rsid="002cad15"/>
    </style:style>
    <style:style style:name="T2" style:family="text">
      <style:text-properties officeooo:rsid="002b64e2"/>
    </style:style>
    <style:style style:name="T3" style:family="text">
      <style:text-properties style:font-name="Nimbus Roman" fo:font-size="12pt" fo:font-weight="normal" style:font-size-asian="12pt" style:font-weight-asian="normal" style:font-size-complex="12pt" style:font-weight-complex="normal"/>
    </style:style>
    <style:style style:name="T4" style:family="text">
      <style:text-properties style:font-name="Nimbus Roman" fo:font-size="12pt" fo:font-weight="bold" style:font-size-asian="12pt" style:font-weight-asian="bold" style:font-size-complex="12pt" style:font-weight-complex="bold"/>
    </style:style>
    <style:style style:name="T5" style:family="text">
      <style:text-properties style:font-name="Nimbus Roman" fo:font-size="12pt" fo:font-weight="bold" officeooo:rsid="004a53e9" style:font-size-asian="12pt" style:font-weight-asian="bold" style:font-size-complex="12pt" style:font-weight-complex="bold"/>
    </style:style>
    <style:style style:name="T6" style:family="text">
      <style:text-properties officeooo:rsid="004f3dc2"/>
    </style:style>
    <style:style style:name="T7" style:family="text">
      <style:text-properties officeooo:rsid="00500c88"/>
    </style:style>
    <style:style style:name="T8" style:family="text">
      <style:text-properties officeooo:rsid="005d3952"/>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EL 4742 - Embedded Systems</text:p>
      <text:p text:style-name="P2">MSP430G2553-HW5-<text:span text:style-name="T1">Capture The Flag</text:span></text:p>
      <text:p text:style-name="P3"/>
      <text:p text:style-name="P4">Overview:</text:p>
      <text:p text:style-name="P5"><text:tab/><text:span text:style-name="T2">In cyber security, c</text:span>apture the flag <text:span text:style-name="T2">is an exercise where participants finds a hidden strings called “flag” in a purposefully-vulnerable program. Capture the flags can be used for both competitve or educational purposes. They come in different categories </text:span><text:span text:style-name="T1">such as </text:span><text:span text:style-name="T2">website vulnerabilty, crytography, binary exploit or pwned, digital forenic, and more.</text:span></text:p>
      <text:p text:style-name="P6"><text:span text:style-name="Strong_20_Emphasis"><text:span text:style-name="T3"/></text:span></text:p>
      <text:p text:style-name="P7"><text:tab/>Capture the Flag (CTF) is a competitive exercise commonly used in the fields of cybersecurity and computer science education. In a CTF competition, participants are presented with a series of challenges or puzzles that simulate real-world security scenarios. These challenges cover various domains such as cryptography, web security, forensics, and binary exploitation. The primary goal is to "capture flags"—specific pieces of data or tokens hidden within the challenges—that demonstrate successful completion of tasks or the discovery of vulnerabilities.</text:p>
      <text:p text:style-name="P7">CTFs serve multiple purposes:</text:p>
      <text:list text:style-name="L1">
        <text:list-item>
          <text:p text:style-name="P8"><text:span text:style-name="Strong_20_Emphasis"><text:span text:style-name="T3">Educational Tool:</text:span></text:span><text:span text:style-name="T3"> They provide hands-on experience, allowing participants to apply theoretical knowledge in practical situations.</text:span></text:p>
        </text:list-item>
        <text:list-item>
          <text:p text:style-name="P8"><text:span text:style-name="Strong_20_Emphasis"><text:span text:style-name="T3">Skill Assessment:</text:span></text:span><text:span text:style-name="T3"> Organizations use CTFs to evaluate the technical skills of individuals or teams.</text:span></text:p>
        </text:list-item>
        <text:list-item>
          <text:p text:style-name="P9"><text:span text:style-name="Strong_20_Emphasis"><text:span text:style-name="T3">Community Engagement:</text:span></text:span><text:span text:style-name="T3"> CTFs foster collaboration and knowledge sharing within the cybersecurity community.</text:span></text:p>
        </text:list-item>
      </text:list>
      <text:p text:style-name="Text_20_body"><text:span text:style-name="Strong_20_Emphasis"><text:span text:style-name="T4">Objective of This Binary Exploitation Challenge</text:span></text:span></text:p>
      <text:p text:style-name="Text_20_body"><text:span text:style-name="T3">The specific CTF challenge you worked on focuses on </text:span><text:span text:style-name="Strong_20_Emphasis"><text:span text:style-name="T3">binary exploitation</text:span></text:span><text:span text:style-name="T3">, a subfield of cybersecurity that involves analyzing and manipulating executable programs to discover and exploit vulnerabilities. </text:span></text:p>
      <text:p text:style-name="P10"/>
      <text:p text:style-name="P11">Report</text:p>
      <text:p text:style-name="P10"><text:tab/>The program is desgiedn for an MSP430 microcontroller. When I run the program, it displays a welcome message and ask for user input. Depending on the input, the program either loops through certain messages or prints specific data – this data is the “flag” we need to retrieve.</text:p>
      <text:h text:style-name="P12" text:outline-level="3"><text:span text:style-name="Strong_20_Emphasis"><text:span text:style-name="T4">Retrieving Flag A</text:span></text:span></text:h>
      <text:h text:style-name="P13" text:outline-level="4">Method 1: Using the Strings Command</text:h>
      <text:p text:style-name="Text_20_body"><text:span text:style-name="T3"><text:tab/>The first step I took was to run the </text:span><text:span text:style-name="Source_20_Text"><text:span text:style-name="T3">strings</text:span></text:span><text:span text:style-name="T3"> command on the program file, which helps locate any human-readable text embedded in the program. By running </text:span><text:span text:style-name="Source_20_Text"><text:span text:style-name="T3">strings binary.elf</text:span></text:span><text:span text:style-name="T3">, I found a notable string: "313373."</text:span></text:p>
      <text:p text:style-name="P7"><text:soft-page-break/><text:tab/>In hacker culture, "313373" is commonly associated with the word "elite," and I decided to input this into the program. When I did, the program printed the first flag, which confirmed my suspicion that this was a valid input.</text:p>
      <text:h text:style-name="P13" text:outline-level="4">Method 2: Analyzing with Ghidra</text:h>
      <text:p text:style-name="P7"><text:tab/>To confirm my findings and better understand the program, I used Ghidra to analyze the binary. This tool breaks down the program’s machine code into a more readable form, allowing me to see how the program checks user input. I discovered that the program was checking the input against "313373" internally, verifying that my method was correct.</text:p>
      <text:p text:style-name="P7"><draw:frame draw:style-name="fr1" draw:name="Image1" text:anchor-type="char" svg:width="6.9252in" svg:height="6.3075in" draw:z-index="0"><draw:image xlink:href="Pictures/100000010000046E00000409944872BD.png" xlink:type="simple" xlink:show="embed" xlink:actuate="onLoad" draw:mime-type="image/png"/></draw:frame></text:p>
      <text:h text:style-name="P14" text:outline-level="3"><text:soft-page-break/><text:span text:style-name="Strong_20_Emphasis"><text:span text:style-name="T5">Retrieving Flag B</text:span></text:span></text:h>
      <text:p text:style-name="P15"><text:tab/>Flag B required a more in-depth understanding of how the MSP430 microcontroller works, particullarly how it handles memory, stores values, and the concept of buffer overflow.</text:p>
      <text:h text:style-name="P13" text:outline-level="4">Understanding MSP430 Architecture</text:h>
      <text:p text:style-name="P7"><text:tab/>The MSP430 microcontroller uses a von Neumann architecture, <text:span text:style-name="T6">where </text:span>both the program instructions and data are stored in the same memory. <text:span text:style-name="T6">This shared memory setup allows flexibility in data handling, but it also introduces potential vulnerabilities, such as buffer overflow if the program doesn’t handle correctly.</text:span></text:p>
      <text:p text:style-name="P15"><text:tab/>A buffer overflow occurs when more data is written to a memory buffer than it can hold, causing adjacent memory to be overwritten. This can lead to unexpected behavior such as altering the flow of the program or accessing protected data. In this challenge, understanding buffer overflow was crucial to manipulating the program’s memory and retrieving Flag B. </text:p>
      <text:h text:style-name="P16" text:outline-level="4">Reverse Engineering Flag B</text:h>
      <text:p text:style-name="P7"><text:tab/>Initially, my approach to retrieve Flag B involved using the GDB debugger to step through the program and inspect how <text:span text:style-name="T7">the program worked and how user inputs were stored into the memory. Here, I found that Flag B would not print because the program was written in a way that it would turn off the CPU whenever user sent a message. Here I also found out that to get Flag B, there is a function built-in the program that would print Flag B if I sent the correct value</text:span>. <text:span text:style-name="T7">After I found the target function within the program I tried to use buffer overflow technique to exploit the program, h</text:span>owever, I quickly encountered an issue: simply sending data through the UART input (where the program asks the user for input) didn’t work. The input data was encoded and written into a specific section of the memory, making direct manipulation ineffective.</text:p>
      <text:p text:style-name="P17"><text:tab/>After recognizing the encoding issue, I wrote a Python script to send the correct characters directly into the memory where the manipulation occurred. This bypassed the program’s input handling and allowed me to interact with the memory more precisely.</text:p>
      <text:p text:style-name="Text_20_body"><text:span text:style-name="T3"><text:tab/>Once I was able to manipulate the memory, I began testing for vulnerabilities by crafting small, controlled inputs. Using a </text:span><text:span text:style-name="Strong_20_Emphasis"><text:span text:style-name="T3">buffer overflow technique</text:span></text:span><text:span text:style-name="T3">, I exceeded the allocated memory space, causing the program to overwrite sections of memory that contained key data or instructions.</text:span></text:p>
      <text:p text:style-name="Text_20_body"><text:span text:style-name="T3"><text:tab/>Through these tests, I carefully crafted a “</text:span><text:span text:style-name="Strong_20_Emphasis"><text:span text:style-name="T3">malicious payload”</text:span></text:span><text:span text:style-name="T3">, a sequence of characters designed to exploit the buffer overflow vulnerability. This payload manipulated the memory such that it caused the program to alter its normal behavior and print Flag B.</text:span></text:p>
      <text:p text:style-name="P7"><text:tab/>By sending this payload through my Python script, I was able to trigger the program to execute in a way that retrieved Flag B.</text:p>
      <text:p text:style-name="P18"/>
      <text:p text:style-name="P19">Retrieving Flag C</text:p>
      <text:p text:style-name="P20"><text:soft-page-break/><text:tab/>Flag C builds on the concepts from Flag B and required me to inject custom code into the program to retrieve it. I discovered that the program had a vulnerability, which allowed me to write my own code into a specific section of the microcontroller’s memory. Through my earlier reverse engineering, I also realized that Flag C could not be retrieved directly from the program’s existing functions.</text:p>
      <text:p text:style-name="P20"><text:tab/>A helpful hint I received suggested that the program was susceptible to a code-reuse attack. Since the MSP430 microcontroller follows a von Neumann architecture, where program instructions and data share the same memory space, I hypothesized that I could reuse parts of the code responsible for retrieving Flag B to also access Flag C. Essentially, I planned to modify the inputs to trigger this reused code in a way that would reveal the final flag.</text:p>
      <text:p text:style-name="P20"><text:tab/>To test my hypothesis, I started by reusing the Python script I had developed for Flag B. I adjusted the script's payload to include new machine code that could exploit the program and print Flag C. However, my first few attempts failed because of limited space in the memory region I was targeting.</text:p>
      <text:p text:style-name="P20"><text:tab/>To overcome this, I carefully analyzed the machine code and trimmed unnecessary instructions to make the payload smaller, ensuring it fit within the available memory. After several iterations of testing and fine-tuning, I successfully executed my payload, which allowed me to retrieve Flag C.</text:p>
      <text:p text:style-name="P20"/>
      <text:p text:style-name="P21">Lesson learnt</text:p>
      <text:p text:style-name="P22">This project gave me hands-on experience with several key cybersecurity concepts, <text:span text:style-name="T8">such as </text:span>binary exploitation, buffer overflows, and reverse engineering. <text:span text:style-name="T8">Even though</text:span> <text:span text:style-name="T8">the project was </text:span>challenging, <text:span text:style-name="T8">it</text:span> was highly engaging and helped me <text:span text:style-name="T8">to </text:span>learn new concepts. Beside that, I also learnt steps and methods that could help <text:span text:style-name="T8">me to achieve further in the journey of learning</text:span>. One of the fun quote that I found during this project was “Read the fun manua.l” <text:span text:style-name="T8">It reminded me of the vaule of thoroughly understanding the tools at han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Nimbus Roman" svg:font-family="'Nimbus Roman'" style:font-pitch="variable"/>
    <style:font-face style:name="Noto Sans" svg:font-family="'Noto Sans'" style:font-family-generic="swiss" style:font-pitch="variable"/>
    <style:font-face style:name="Noto Sans Devanagari" svg:font-family="'Noto Sans Devanagari'" style:font-family-generic="modern" style:font-pitch="fixed"/>
    <style:font-face style:name="Noto Sans Devanagari1" svg:font-family="'Noto Sans Devanagari'" style:font-family-generic="swiss"/>
    <style:font-face style:name="Noto Sans Devanagari2" svg:font-family="'Noto Sans Devanagari'" style:font-family-generic="system" style:font-pitch="variable"/>
    <style:font-face style:name="Noto Sans Mono" svg:font-family="'Noto Sans Mono'" style:font-family-generic="modern" style:font-pitch="fixed"/>
    <style:font-face style:name="Noto Sans Mono CJK SC" svg:font-family="'Noto Sans Mono CJK SC'" style:font-family-generic="modern" style:font-pitch="fixed"/>
    <style:font-face style:name="Noto Sans1" svg:font-family="'Noto Sans'"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Noto Serif" fo:font-size="12pt" fo:language="en" fo:country="US" style:letter-kerning="true" style:font-name-asian="Noto Sans1" style:font-size-asian="10.5pt" style:language-asian="zh" style:country-asian="CN" style:font-name-complex="Noto Sans Devanagari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Noto Serif" fo:font-size="12pt" fo:language="en" fo:country="US" style:letter-kerning="true" style:font-name-asian="Noto Sans1" style:font-size-asian="10.5pt" style:language-asian="zh" style:country-asian="CN" style:font-name-complex="Noto Sans Devanagari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 fo:font-family="'Noto Sans'" style:font-family-generic="swiss" style:font-pitch="variable" fo:font-size="14pt" style:font-name-asian="Noto Sans1" style:font-family-asian="'Noto Sans'" style:font-family-generic-asian="system" style:font-pitch-asian="variable" style:font-size-asian="14pt" style:font-name-complex="Noto Sans Devanagari2"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Noto Serif" fo:font-family="'Noto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2"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Noto Serif" fo:font-family="'Noto Serif'" style:font-family-generic="roman" style:font-pitch="variable" fo:font-size="12pt" fo:font-weight="bold" style:font-name-asian="Noto Sans1" style:font-family-asian="'Noto Sans'" style:font-family-generic-asian="system" style:font-pitch-asian="variable" style:font-size-asian="12pt" style:font-weight-asian="bold" style:font-name-complex="Noto Sans Devanagari2" style:font-family-complex="'Noto Sans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Noto Sans Mono" fo:font-family="'Noto Sans Mono'" style:font-family-generic="modern" style:font-pitch="fixed" style:font-name-asian="Noto Sans Mono CJK SC" style:font-family-asian="'Noto Sans Mono CJK SC'" style:font-family-generic-asian="modern" style:font-pitch-asian="fixed" style:font-name-complex="Noto Sans Devanagari" style:font-family-complex="'Noto Sans Devanagari'"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30T23:33:46.029953516</meta:creation-date>
    <dc:date>2024-10-20T20:24:43.967602064</dc:date>
    <meta:editing-duration>PT4H20M54S</meta:editing-duration>
    <meta:editing-cycles>45</meta:editing-cycles>
    <meta:generator>LibreOffice/24.8.2.1$Linux_X86_64 LibreOffice_project/480$Build-1</meta:generator>
    <meta:print-date>2024-10-17T22:50:37.391494617</meta:print-date>
    <meta:printed-by>PDF files</meta:printed-by>
    <meta:document-statistic meta:table-count="0" meta:image-count="1" meta:object-count="0" meta:page-count="4" meta:paragraph-count="37" meta:word-count="1180" meta:character-count="7417" meta:non-whitespace-character-count="6258"/>
  </office:meta>
</office:document-meta>
</file>